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3.5cm" svg:height="3cm" svg:x="1cm" svg:y="7cm">
          <text:p text:style-name="P1">Initial Query:</text:p>
          <text:p text:style-name="P1">Town</text:p>
          <text:p text:style-name="P1">#Guests</text:p>
          <text:p text:style-name="P1">Dat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3cm" svg:x="1cm" svg:y="16cm">
          <text:p text:style-name="P1">Create </text:p>
          <text:p text:style-name="P1">booking </text:p>
          <text:p text:style-name="P1">request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cm" svg:y1="10cm" svg:x2="3cm" svg:y2="16cm">
          <text:p/>
        </draw:line>
        <draw:custom-shape draw:style-name="gr3" draw:text-style-name="P1" draw:layer="layout" svg:width="3.5cm" svg:height="3cm" svg:x="6cm" svg:y="7cm">
          <text:p text:style-name="P1">Yes/No Availabilit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3cm" svg:x="11cm" svg:y="7cm">
          <text:p text:style-name="P1">Capture Detail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3cm" svg:x="10.5cm" svg:y="16cm">
          <text:p text:style-name="P1">Update Booking Request</text:p>
          <text:p text:style-name="P1">And</text:p>
          <text:p text:style-name="P1">Calculate <text:line-break/>Quot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3cm" svg:x="16cm" svg:y="7cm">
          <text:p text:style-name="P1">Display Quot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3cm" svg:x="19cm" svg:y="1.5cm">
          <text:p text:style-name="P1">Netcash Paym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3cm" svg:x="22cm" svg:y="7cm">
          <text:p text:style-name="P1">Thank you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3cm" svg:x="21.5cm" svg:y="16cm">
          <text:p text:style-name="P1">Confirm Paymen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cm" svg:y1="5.5cm" svg:x2="27cm" svg:y2="5.5cm">
          <text:p/>
        </draw:line>
        <draw:line draw:style-name="gr4" draw:text-style-name="P1" draw:layer="layout" svg:x1="1cm" svg:y1="13cm" svg:x2="26.5cm" svg:y2="13cm">
          <text:p/>
        </draw:line>
        <draw:line draw:style-name="gr2" draw:text-style-name="P1" draw:layer="layout" svg:x1="4cm" svg:y1="16cm" svg:x2="7.5cm" svg:y2="10cm">
          <text:p/>
        </draw:line>
        <draw:line draw:style-name="gr2" draw:text-style-name="P1" draw:layer="layout" svg:x1="9.5cm" svg:y1="8.5cm" svg:x2="11cm" svg:y2="8.5cm">
          <text:p/>
        </draw:line>
        <draw:line draw:style-name="gr2" draw:text-style-name="P1" draw:layer="layout" svg:x1="12.5cm" svg:y1="10cm" svg:x2="12.5cm" svg:y2="16cm">
          <text:p/>
        </draw:line>
        <draw:line draw:style-name="gr2" draw:text-style-name="P1" draw:layer="layout" svg:x1="13cm" svg:y1="16cm" svg:x2="17cm" svg:y2="10cm">
          <text:p/>
        </draw:line>
        <draw:line draw:style-name="gr2" draw:text-style-name="P1" draw:layer="layout" svg:x1="19cm" svg:y1="7cm" svg:x2="20.5cm" svg:y2="4.5cm">
          <text:p/>
        </draw:line>
        <draw:line draw:style-name="gr2" draw:text-style-name="P1" draw:layer="layout" svg:x1="21.5cm" svg:y1="4.5cm" svg:x2="23.5cm" svg:y2="7cm">
          <text:p/>
        </draw:line>
        <draw:line draw:style-name="gr2" draw:text-style-name="P1" draw:layer="layout" svg:x1="23.5cm" svg:y1="10cm" svg:x2="23.5cm" svg:y2="16cm">
          <text:p/>
        </draw:line>
        <draw:frame draw:style-name="gr5" draw:layer="layout" svg:width="3.804cm" svg:height="0.725cm" svg:x="10cm" svg:y="2cm">
          <draw:text-box>
            <text:p>Netcash Systems</text:p>
          </draw:text-box>
        </draw:frame>
        <draw:frame draw:style-name="gr5" draw:layer="layout" svg:width="4.469cm" svg:height="0.725cm" svg:x="6.5cm" svg:y="5.775cm">
          <draw:text-box>
            <text:p>Polokelo Public Sites</text:p>
          </draw:text-box>
        </draw:frame>
        <draw:frame draw:style-name="gr5" draw:layer="layout" svg:width="5.32cm" svg:height="0.725cm" svg:x="6.18cm" svg:y="14cm">
          <draw:text-box>
            <text:p>Polokelo Booking System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02T09:46:07</meta:creation-date>
    <meta:editing-duration>PT00H13M54S</meta:editing-duration>
    <meta:editing-cycles>3</meta:editing-cycles>
    <dc:date>2009-11-02T09:59:14</dc:date>
    <meta:generator>OpenOffice.org/3.0$Linux OpenOffice.org_project/300m15$Build-9379</meta:generator>
    <meta:document-statistic meta:object-count="45"/>
  </office:meta>
</office:document-meta>
</file>